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958cm" fo:margin-left="0.06cm" table:align="left" style:writing-mode="page"/>
    </style:style>
    <style:style style:name="表格1.A" style:family="table-column">
      <style:table-column-properties style:column-width="3.201cm"/>
    </style:style>
    <style:style style:name="表格1.B" style:family="table-column">
      <style:table-column-properties style:column-width="4.498cm"/>
    </style:style>
    <style:style style:name="表格1.C" style:family="table-column">
      <style:table-column-properties style:column-width="2.196cm"/>
    </style:style>
    <style:style style:name="表格1.D" style:family="table-column">
      <style:table-column-properties style:column-width="3.598cm"/>
    </style:style>
    <style:style style:name="表格1.E" style:family="table-column">
      <style:table-column-properties style:column-width="4.464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pt solid #ff3333" fo:border-top="2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16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159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pt solid #ff3333" fo:border-top="none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1.236cm" style:use-optimal-row-height="false"/>
    </style:style>
    <style:style style:name="表格1.9" style:family="table-row">
      <style:table-row-properties style:min-row-height="1.277cm" style:use-optimal-row-height="false"/>
    </style:style>
    <style:style style:name="表格1.10" style:family="table-row">
      <style:table-row-properties style:min-row-height="1.67cm" style:use-optimal-row-height="false"/>
    </style:style>
    <style:style style:name="表格1.11" style:family="table-row">
      <style:table-row-properties style:min-row-height="1.081cm" style:use-optimal-row-height="false"/>
    </style:style>
    <style:style style:name="表格1.12" style:family="table-row">
      <style:table-row-properties style:min-row-height="0.947cm" style:use-optimal-row-height="false"/>
    </style:style>
    <style:style style:name="表格1.A12" style:family="table-cell">
      <style:table-cell-properties style:vertical-align="middle" fo:background-color="#ffffff" fo:padding="0cm" fo:border-left="2.25pt solid #ff3333" fo:border-right="none" fo:border-top="none" fo:border-bottom="0.05pt solid #000000" style:writing-mode="lr-tb">
        <style:background-image/>
      </style:table-cell-properties>
    </style:style>
    <style:style style:name="表格1.14" style:family="table-row">
      <style:table-row-properties style:min-row-height="5.964cm" style:use-optimal-row-height="false"/>
    </style:style>
    <style:style style:name="表格1.15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0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pt solid #ff3333" fo:border-top="none" fo:border-bottom="0.05pt solid #000000" style:writing-mode="lr-tb">
        <style:background-image/>
      </style:table-cell-properties>
    </style:style>
    <style:style style:name="表格1.17" style:family="table-row">
      <style:table-row-properties style:min-row-height="1.508cm" style:use-optimal-row-height="false"/>
    </style:style>
    <style:style style:name="表格1.20" style:family="table-row">
      <style:table-row-properties style:min-row-height="0.811cm" style:use-optimal-row-height="false"/>
    </style:style>
    <style:style style:name="表格1.B20" style:family="table-cell">
      <style:table-cell-properties style:vertical-align="middle" fo:background-color="#ffffff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.C20" style:family="table-cell">
      <style:table-cell-properties style:vertical-align="middle" fo:background-color="#ffffff" fo:padding="0cm" fo:border-left="0.05pt solid #000000" fo:border-right="2pt solid #ff3333" fo:border-top="0.05pt solid #000000" fo:border-bottom="0.05pt solid #000000" style:writing-mode="lr-tb">
        <style:background-image/>
      </style:table-cell-properties>
    </style:style>
    <style:style style:name="表格1.21" style:family="table-row">
      <style:table-row-properties style:min-row-height="1.725cm" style:use-optimal-row-height="false"/>
    </style:style>
    <style:style style:name="表格1.B21" style:family="table-cell">
      <style:table-cell-properties style:vertical-align="middle" fo:background-color="#ffffff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.C21" style:family="table-cell">
      <style:table-cell-properties style:vertical-align="middle" fo:background-color="#ffffff" fo:padding="0cm" fo:border-left="0.05pt solid #000000" fo:border-right="2pt solid #ff3333" fo:border-top="none" fo:border-bottom="0.05pt solid #000000" style:writing-mode="lr-tb">
        <style:background-image/>
      </style:table-cell-properties>
    </style:style>
    <style:style style:name="表格1.22" style:family="table-row">
      <style:table-row-properties style:min-row-height="0.81cm" style:use-optimal-row-height="false"/>
    </style:style>
    <style:style style:name="表格1.23" style:family="table-row">
      <style:table-row-properties style:min-row-height="0.9cm" style:use-optimal-row-height="false"/>
    </style:style>
    <style:style style:name="表格1.24" style:family="table-row">
      <style:table-row-properties style:min-row-height="0.82cm" style:use-optimal-row-height="false"/>
    </style:style>
    <style:style style:name="表格1.25" style:family="table-row">
      <style:table-row-properties style:min-row-height="0.794cm" style:use-optimal-row-height="false"/>
    </style:style>
    <style:style style:name="表格1.28" style:family="table-row">
      <style:table-row-properties style:min-row-height="1.005cm" style:use-optimal-row-height="false"/>
    </style:style>
    <style:style style:name="表格4" style:family="table">
      <style:table-properties style:width="10.292cm" table:align="left" style:writing-mode="page"/>
    </style:style>
    <style:style style:name="表格4.A" style:family="table-column">
      <style:table-column-properties style:column-width="1.191cm"/>
    </style:style>
    <style:style style:name="表格4.B" style:family="table-column">
      <style:table-column-properties style:column-width="9.10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992cm" fo:margin-left="0.032cm" table:align="left" style:writing-mode="page"/>
    </style:style>
    <style:style style:name="表格3.A" style:family="table-column">
      <style:table-column-properties style:column-width="3.201cm"/>
    </style:style>
    <style:style style:name="表格3.B" style:family="table-column">
      <style:table-column-properties style:column-width="4.498cm"/>
    </style:style>
    <style:style style:name="表格3.C" style:family="table-column">
      <style:table-column-properties style:column-width="2.196cm"/>
    </style:style>
    <style:style style:name="表格3.D" style:family="table-column">
      <style:table-column-properties style:column-width="8.096cm"/>
    </style:style>
    <style:style style:name="表格3.1" style:family="table-row">
      <style:table-row-properties style:row-height="1.58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898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2.388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322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paragraph-rsid="00b818a4"/>
    </style:style>
    <style:style style:name="P2" style:family="paragraph" style:parent-style-name="Header">
      <style:paragraph-properties fo:text-align="center" style:justify-single-word="false"/>
      <style:text-properties officeooo:paragraph-rsid="00b818a4"/>
    </style:style>
    <style:style style:name="P3" style:family="paragraph" style:parent-style-name="Footer">
      <style:paragraph-properties fo:text-align="center" style:justify-single-word="false"/>
      <style:text-properties officeooo:paragraph-rsid="00b833ed"/>
    </style:style>
    <style:style style:name="P4" style:family="paragraph" style:parent-style-name="Table_20_Contents">
      <style:paragraph-properties fo:text-align="center" style:justify-single-word="false"/>
      <style:text-properties style:font-name="標楷體1" fo:font-size="11pt" officeooo:paragraph-rsid="011f4b6a" fo:background-color="transparent" style:font-name-asian="標楷體1" style:font-size-asian="11pt" style:language-asian="zh" style:country-asian="TW" style:font-name-complex="新細明體2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f4b6a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2" officeooo:rsid="00fe2d89" officeooo:paragraph-rsid="00fe2d89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2" officeooo:rsid="00eb4360" officeooo:paragraph-rsid="00eb4360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2" officeooo:rsid="00e596dd" officeooo:paragraph-rsid="00e596dd" style:language-asian="zh" style:country-asian="TW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2" officeooo:paragraph-rsid="00b818a4"/>
    </style:style>
    <style:style style:name="P10" style:family="paragraph" style:parent-style-name="Standard">
      <style:paragraph-properties fo:text-align="center" style:justify-single-word="false"/>
      <style:text-properties officeooo:paragraph-rsid="00b818a4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/>
    </style:style>
    <style:style style:name="P12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1542696" style:letter-kerning="false" style:font-name-asian="標楷體1" style:font-size-asian="13pt" style:font-name-complex="新細明體2" style:font-size-complex="13pt"/>
    </style:style>
    <style:style style:name="P14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155c23f" style:letter-kerning="false" style:font-name-asian="標楷體1" style:font-size-asian="13pt" style:font-name-complex="新細明體2" style:font-size-complex="13pt"/>
    </style:style>
    <style:style style:name="P15" style:family="paragraph" style:parent-style-name="Standard">
      <style:paragraph-properties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6" style:family="paragraph" style:parent-style-name="Standard">
      <style:paragraph-properties fo:orphans="2" fo:widows="2"/>
      <style:text-properties fo:color="#000000" style:font-name="標楷體1" fo:font-size="13pt" officeooo:paragraph-rsid="0150a320" style:letter-kerning="false" style:font-name-asian="標楷體1" style:font-size-asian="13pt" style:font-name-complex="新細明體2" style:font-size-complex="13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rsid="002d9bba" officeooo:paragraph-rsid="00b818a4" style:letter-kerning="false" style:font-name-asian="標楷體1" style:font-size-asian="13pt" style:font-name-complex="新細明體2" style:font-size-complex="13pt"/>
    </style:style>
    <style:style style:name="P18" style:family="paragraph" style:parent-style-name="Standard">
      <style:paragraph-properties fo:orphans="2" fo:widows="2"/>
      <style:text-properties fo:color="#000000" style:font-name="標楷體1" fo:font-size="14pt" officeooo:paragraph-rsid="00b818a4" style:letter-kerning="false" style:font-name-asian="標楷體1" style:font-size-asian="14pt" style:font-name-complex="新細明體2" style:font-size-complex="14pt"/>
    </style:style>
    <style:style style:name="P19" style:family="paragraph" style:parent-style-name="Standard">
      <style:paragraph-properties fo:text-align="center" style:justify-single-word="false" fo:orphans="2" fo:widows="2"/>
      <style:text-properties fo:color="#000000" style:font-name="標楷體1" fo:font-size="12pt" officeooo:paragraph-rsid="011f4b6a" style:letter-kerning="false" fo:background-color="transparent" style:font-name-asian="標楷體1" style:font-size-asian="12pt" style:font-name-complex="新細明體2" style:font-size-complex="12pt"/>
    </style:style>
    <style:style style:name="P20" style:family="paragraph" style:parent-style-name="Standard">
      <style:text-properties fo:color="#ff0000" style:font-name="標楷體1" fo:font-size="8pt" fo:font-weight="bold" style:font-name-asian="標楷體1" style:font-size-asian="8pt" style:font-weight-asian="bold" style:font-name-complex="標楷體1" style:font-size-complex="8pt" style:font-weight-complex="bold"/>
    </style:style>
    <style:style style:name="P21" style:family="paragraph" style:parent-style-name="Standard">
      <style:paragraph-properties fo:orphans="2" fo:widows="2"/>
      <style:text-properties officeooo:paragraph-rsid="00b818a4"/>
    </style:style>
    <style:style style:name="P22" style:family="paragraph" style:parent-style-name="Standard">
      <style:paragraph-properties fo:text-align="center" style:justify-single-word="false"/>
      <style:text-properties fo:font-size="13pt" officeooo:rsid="00d83784" officeooo:paragraph-rsid="0127f3fd" fo:background-color="transparent" style:font-name-asian="標楷體1" style:font-size-asian="13pt" style:font-size-complex="13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024794c" officeooo:paragraph-rsid="00b818a4" style:font-name-asian="標楷體1" style:font-size-asian="14pt" style:font-size-complex="9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136b237" officeooo:paragraph-rsid="01457ee9" style:font-name-asian="標楷體1" style:font-size-asian="14pt" style:language-asian="zh" style:country-asian="TW" style:font-size-complex="9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136b237" officeooo:paragraph-rsid="014944c3" style:font-name-asian="標楷體1" style:font-size-asian="14pt" style:language-asian="zh" style:country-asian="TW" style:font-size-complex="9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 style:font-weight-complex="bold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fo:background-color="transparent" style:font-name-asian="標楷體1" style:font-size-asian="14pt" style:language-asian="zh" style:country-asian="HK" style:font-size-complex="9pt"/>
    </style:style>
    <style:style style:name="P2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fo:background-color="transparent" style:font-name-asian="標楷體1" style:font-size-asian="14pt" style:language-asian="zh" style:country-asian="TW" style:font-size-complex="9pt"/>
    </style:style>
    <style:style style:name="P3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0.5pt" officeooo:paragraph-rsid="0129e538" style:font-name-asian="標楷體1" style:font-size-asian="10.5pt" style:font-size-complex="10.5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4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d75ffa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1457ee9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16c10ae"/>
    </style:style>
    <style:style style:name="P39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40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7f3fd" style:letter-kerning="false" style:font-name-asian="標楷體1" style:font-size-asian="13pt" style:font-name-complex="新細明體2" style:font-size-complex="13pt"/>
    </style:style>
    <style:style style:name="P41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761204" style:letter-kerning="false" style:font-name-asian="標楷體1" style:font-size-asian="13pt" style:font-name-complex="新細明體2" style:font-size-complex="13pt"/>
    </style:style>
    <style:style style:name="P42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b9a9e4" officeooo:paragraph-rsid="00b9a9e4" style:letter-kerning="false" style:font-name-asian="標楷體1" style:font-size-asian="13pt" style:language-asian="zh" style:country-asian="TW" style:font-name-complex="新細明體2" style:font-size-complex="13pt"/>
    </style:style>
    <style:style style:name="P4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font-name-asian="標楷體1" style:font-size-asian="13pt" style:font-name-complex="標楷體1" style:font-size-complex="13pt"/>
    </style:style>
    <style:style style:name="P44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2d35b" style:font-name-asian="標楷體1" style:font-size-asian="13pt" style:font-name-complex="標楷體1" style:font-size-complex="13pt"/>
    </style:style>
    <style:style style:name="P4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b818a4" style:font-name-asian="標楷體1" style:font-size-asian="14pt" style:font-size-complex="9pt"/>
    </style:style>
    <style:style style:name="P4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cc0f5e" style:font-name-asian="標楷體1" style:font-size-asian="14pt" style:font-size-complex="9pt"/>
    </style:style>
    <style:style style:name="P4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officeooo:rsid="01354601" officeooo:paragraph-rsid="014f226b" fo:background-color="transparent" style:font-name-asian="標楷體1" style:font-size-asian="12pt" style:font-size-complex="12pt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officeooo:rsid="01354601" officeooo:paragraph-rsid="015ba328" fo:background-color="transparent" style:font-name-asian="標楷體1" style:font-size-asian="12pt" style:font-size-complex="12pt"/>
    </style:style>
    <style:style style:name="P49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officeooo:paragraph-rsid="00b818a4" fo:background-color="transparent"/>
    </style:style>
    <style:style style:name="P50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fo:font-size="11pt" officeooo:rsid="0166b344" officeooo:paragraph-rsid="0166b344" fo:background-color="transparent" style:font-name-asian="標楷體1" style:font-size-asian="11pt" style:language-asian="zh" style:country-asian="TW" style:font-size-complex="11pt"/>
    </style:style>
    <style:style style:name="P51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ff0000" fo:font-size="11pt" officeooo:paragraph-rsid="015ba328" fo:background-color="transparent" style:font-name-asian="標楷體1" style:font-size-asian="11pt" style:language-asian="zh" style:country-asian="TW" style:font-size-complex="11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53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/>
      </style:paragraph-properties>
      <style:text-properties fo:color="#000000" style:font-name="標楷體1" fo:font-size="13pt" officeooo:rsid="00d48af2" officeooo:paragraph-rsid="01035289" style:letter-kerning="false" fo:background-color="#ffff00" style:font-name-asian="標楷體1" style:font-size-asian="13pt" style:language-asian="zh" style:country-asian="TW" style:font-name-complex="新細明體2" style:font-size-complex="13pt" fo:hyphenate="false" fo:hyphenation-remain-char-count="2" fo:hyphenation-push-char-count="2"/>
    </style:style>
    <style:style style:name="P54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666666" style:font-name="標楷體1" fo:font-size="11pt" officeooo:paragraph-rsid="015ba328" fo:background-color="transparent" style:font-name-asian="標楷體1" style:font-size-asian="11pt" style:font-size-complex="11pt"/>
    </style:style>
    <style:style style:name="P55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244be9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6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7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fo:font-weight="bold" officeooo:paragraph-rsid="00b818a4" style:font-name-asian="標楷體1" style:font-size-asian="12pt" style:font-weight-asian="bold" style:font-name-complex="標楷體1" style:font-size-complex="12pt"/>
    </style:style>
    <style:style style:name="P58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9" style:family="paragraph" style:parent-style-name="Standard">
      <loext:graphic-properties draw:fill="none" draw:fill-image-width="0cm" draw:fill-image-height="0cm"/>
      <style:paragraph-properties fo:margin-left="0.6cm" fo:margin-right="0cm" fo:margin-top="0.088cm" fo:margin-bottom="0cm" loext:contextual-spacing="false" style:line-height-at-least="0.423cm" fo:text-align="start" style:justify-single-word="false" fo:orphans="2" fo:widows="2" fo:text-indent="-0.3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000000" style:font-name="標楷體1" fo:font-size="12pt" officeooo:rsid="015ba328" officeooo:paragraph-rsid="0166b344" fo:background-color="transparent" style:font-name-asian="標楷體1" style:font-size-asian="12pt" style:language-asian="zh" style:country-asian="TW" style:font-size-complex="12pt"/>
    </style:style>
    <style:style style:name="P60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0cf3d8c"/>
    </style:style>
    <style:style style:name="P61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10c7cf0"/>
    </style:style>
    <style:style style:name="T1" style:family="text">
      <style:text-properties style:font-name="Times New Roman2" fo:font-size="9pt" officeooo:rsid="00b818a4" style:font-name-asian="Times New Roman2" style:font-size-asian="9pt" style:language-asian="zh" style:country-asian="TW" style:font-name-complex="新細明體1" style:font-size-complex="9pt"/>
    </style:style>
    <style:style style:name="T2" style:family="text">
      <style:text-properties style:font-name="Times New Roman2" fo:font-size="9pt" officeooo:rsid="0106d9c7" style:font-name-asian="Times New Roman2" style:font-size-asian="9pt" style:language-asian="zh" style:country-asian="TW" style:font-name-complex="新細明體1" style:font-size-complex="9pt"/>
    </style:style>
    <style:style style:name="T3" style:family="text">
      <style:text-properties style:font-name="Times New Roman2" fo:font-size="9pt" officeooo:rsid="00c2bb7b" style:font-name-asian="Times New Roman2" style:font-size-asian="9pt" style:language-asian="zh" style:country-asian="TW" style:font-name-complex="新細明體1" style:font-size-complex="9pt"/>
    </style:style>
    <style:style style:name="T4" style:family="text">
      <style:text-properties style:font-name="Times New Roman2" fo:font-size="9pt" officeooo:rsid="0140ad32" style:font-name-asian="Times New Roman2" style:font-size-asian="9pt" style:language-asian="zh" style:country-asian="TW" style:font-name-complex="新細明體1" style:font-size-complex="9pt"/>
    </style:style>
    <style:style style:name="T5" style:family="text">
      <style:text-properties style:font-name="Times New Roman2" fo:font-size="9pt" officeooo:rsid="0113514c" style:font-name-asian="Times New Roman2" style:font-size-asian="9pt" style:language-asian="zh" style:country-asian="TW" style:font-name-complex="新細明體1" style:font-size-complex="9pt"/>
    </style:style>
    <style:style style:name="T6" style:family="text">
      <style:text-properties style:font-name="Times New Roman2" fo:font-size="9pt" officeooo:rsid="00b818a4" style:font-name-asian="Times New Roman2" style:font-size-asian="9pt" style:language-asian="zh" style:country-asian="HK" style:font-name-complex="新細明體1" style:font-size-complex="9pt"/>
    </style:style>
    <style:style style:name="T7" style:family="text">
      <style:text-properties style:font-name="Times New Roman2" fo:font-size="9pt" fo:language="zxx" fo:country="none" officeooo:rsid="0140ad32" fo:background-color="transparent" loext:char-shading-value="0" style:font-name-asian="Times New Roman2" style:font-size-asian="9pt" style:language-asian="zh" style:country-asian="TW" style:font-name-complex="新細明體1" style:font-size-complex="9pt" style:language-complex="zxx" style:country-complex="none"/>
    </style:style>
    <style:style style:name="T8" style:family="text">
      <style:text-properties style:font-name="Times New Roman2" fo:font-size="9pt" fo:language="zxx" fo:country="none" officeooo:rsid="014efe98" fo:background-color="transparent" loext:char-shading-value="0" style:font-name-asian="Times New Roman2" style:font-size-asian="9pt" style:language-asian="zh" style:country-asian="TW" style:font-name-complex="新細明體1" style:font-size-complex="9pt" style:language-complex="zxx" style:country-complex="none"/>
    </style:style>
    <style:style style:name="T9" style:family="text">
      <style:text-properties style:font-name="標楷體1" style:font-name-asian="標楷體1" style:font-name-complex="標楷體1"/>
    </style:style>
    <style:style style:name="T10" style:family="text">
      <style:text-properties style:font-name="標楷體1" style:font-name-asian="標楷體1" style:font-name-complex="標楷體1" style:font-weight-complex="bold"/>
    </style:style>
    <style:style style:name="T11" style:family="text">
      <style:text-properties style:font-name="標楷體1" style:font-name-asian="標楷體1" style:font-name-complex="標楷體1" style:font-size-complex="12pt"/>
    </style:style>
    <style:style style:name="T12" style:family="text">
      <style:text-properties style:font-name="標楷體1" fo:language="zh" fo:country="TW" style:font-name-asian="標楷體1" style:font-name-complex="標楷體1"/>
    </style:style>
    <style:style style:name="T13" style:family="text">
      <style:text-properties style:font-name="標楷體1" fo:font-size="16pt" fo:font-weight="bold" style:font-name-asian="標楷體1" style:font-size-asian="16pt" style:font-weight-asian="bold" style:font-size-complex="16pt"/>
    </style:style>
    <style:style style:name="T14" style:family="text">
      <style:text-properties style:font-name="標楷體1" fo:font-size="16pt" fo:font-weight="bold" style:font-name-asian="標楷體1" style:font-size-asian="16pt" style:font-weight-asian="bold" style:font-name-complex="標楷體1" style:font-size-complex="16pt"/>
    </style:style>
    <style:style style:name="T15" style:family="text">
      <style:text-properties style:font-name="標楷體1" fo:font-size="14pt" style:font-name-asian="標楷體1" style:font-size-asian="14pt" style:font-name-complex="標楷體1" style:font-size-complex="14pt"/>
    </style:style>
    <style:style style:name="T16" style:family="text">
      <style:text-properties style:font-name="標楷體1" fo:font-size="14pt" style:font-name-asian="標楷體1" style:font-size-asian="14pt" style:font-size-complex="9pt"/>
    </style:style>
    <style:style style:name="T17" style:family="text">
      <style:text-properties style:font-name="標楷體1" fo:font-size="14pt" style:font-name-asian="標楷體1" style:font-size-asian="14pt" style:language-asian="zh" style:country-asian="HK" style:font-size-complex="9pt"/>
    </style:style>
    <style:style style:name="T18" style:family="text">
      <style:text-properties style:font-name="標楷體1" fo:font-size="14pt" fo:font-weight="bold" style:font-name-asian="標楷體1" style:font-size-asian="14pt" style:language-asian="zh" style:country-asian="HK" style:font-weight-asian="bold" style:font-size-complex="9pt"/>
    </style:style>
    <style:style style:name="T19" style:family="text">
      <style:text-properties style:font-name="標楷體1" fo:font-size="14pt" fo:font-weight="bold" style:font-name-asian="標楷體1" style:font-size-asian="14pt" style:font-weight-asian="bold" style:font-size-complex="9pt"/>
    </style:style>
    <style:style style:name="T20" style:family="text">
      <style:text-properties style:font-name="標楷體1" fo:font-size="14pt" style:text-underline-style="none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21" style:family="text">
      <style:text-properties style:font-name="標楷體1" fo:font-size="14pt" style:text-underline-style="none" fo:background-color="transparent" loext:char-shading-value="0" style:font-name-asian="標楷體1" style:font-size-asian="14pt" style:language-asian="zh" style:country-asian="TW" style:font-name-complex="標楷體1" style:font-size-complex="9pt"/>
    </style:style>
    <style:style style:name="T22" style:family="text">
      <style:text-properties style:font-name="標楷體1" fo:font-size="14pt" fo:background-color="transparent" loext:char-shading-value="0" style:font-name-asian="標楷體1" style:font-size-asian="14pt" style:font-size-complex="9pt"/>
    </style:style>
    <style:style style:name="T23" style:family="text">
      <style:text-properties style:font-name="標楷體1" fo:font-size="14pt" fo:background-color="transparent" loext:char-shading-value="0" style:font-name-asian="標楷體1" style:font-size-asian="14pt" style:language-asian="zh" style:country-asian="HK" style:font-size-complex="9pt"/>
    </style:style>
    <style:style style:name="T24" style:family="text">
      <style:text-properties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25" style:family="text">
      <style:text-properties style:font-name="標楷體1" fo:font-size="14pt" fo:background-color="transparent" loext:char-shading-value="0" style:font-name-asian="標楷體1" style:font-size-asian="14pt" style:language-asian="zh" style:country-asian="TW" style:font-name-complex="標楷體1" style:font-size-complex="9pt"/>
    </style:style>
    <style:style style:name="T26" style:family="text">
      <style:text-properties fo:color="#ff0000" style:font-name="標楷體1" fo:font-size="11pt" fo:background-color="transparent" loext:char-shading-value="0" style:font-name-asian="標楷體1" style:font-size-asian="11pt" style:language-asian="zh" style:country-asian="HK" style:font-name-complex="標楷體1" style:font-size-complex="9pt"/>
    </style:style>
    <style:style style:name="T27" style:family="text">
      <style:text-properties fo:color="#ff0000" style:font-name="標楷體1" fo:font-size="11pt" fo:background-color="transparent" loext:char-shading-value="0" style:font-name-asian="標楷體1" style:font-size-asian="11pt" style:language-asian="zh" style:country-asian="HK" style:font-size-complex="9pt"/>
    </style:style>
    <style:style style:name="T28" style:family="text">
      <style:text-properties fo:color="#ff0000" style:font-name="標楷體1" fo:font-size="11pt" fo:background-color="transparent" loext:char-shading-value="0" style:font-name-asian="標楷體1" style:font-size-asian="11pt" style:language-asian="zh" style:country-asian="TW" style:font-size-complex="9pt"/>
    </style:style>
    <style:style style:name="T29" style:family="text">
      <style:text-properties fo:color="#ff0000" style:font-name="標楷體1" fo:font-size="11pt" fo:background-color="transparent" loext:char-shading-value="0" style:font-name-asian="標楷體1" style:font-size-asian="11pt" style:language-asian="zh" style:country-asian="TW" style:font-name-complex="標楷體1" style:font-size-complex="9pt"/>
    </style:style>
    <style:style style:name="T30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31" style:family="text">
      <style:text-properties fo:color="#ff0000" style:text-line-through-style="none" style:text-line-through-type="none" fo:font-size="11pt" officeooo:rsid="00e1f1b0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32" style:family="text">
      <style:text-properties fo:color="#ff0000" style:text-line-through-style="none" style:text-line-through-type="none" fo:font-size="11pt" officeooo:rsid="00d75ffa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33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language-asian="zh" style:country-asian="HK" style:font-name-complex="Times New Roman2" style:font-size-complex="11pt" style:language-complex="ar" style:country-complex="SA"/>
    </style:style>
    <style:style style:name="T34" style:family="text">
      <style:text-properties fo:color="#ff0000" style:text-line-through-style="none" style:text-line-through-type="none" fo:font-size="11pt" officeooo:rsid="01035289" style:text-underline-mode="continuous" style:text-overline-mode="continuous" style:text-line-through-mode="continuous" fo:background-color="transparent" loext:char-shading-value="0" style:font-name-asian="微軟正黑體" style:font-size-asian="11pt" style:font-name-complex="Times New Roman2" style:font-size-complex="11pt" style:language-complex="ar" style:country-complex="SA"/>
    </style:style>
    <style:style style:name="T35" style:family="text">
      <style:text-properties fo:color="#ff0000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36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1" style:font-size-complex="11pt" style:font-weight-complex="normal"/>
    </style:style>
    <style:style style:name="T37" style:family="text">
      <style:text-properties fo:color="#000000" style:font-name="標楷體1" fo:font-size="13pt" style:letter-kerning="false" style:font-name-asian="標楷體1" style:font-size-asian="13pt" style:font-name-complex="新細明體2" style:font-size-complex="13pt"/>
    </style:style>
    <style:style style:name="T38" style:family="text">
      <style:text-properties fo:color="#000000" style:font-name="標楷體1" fo:font-size="13pt" officeooo:rsid="001bdb0e" style:letter-kerning="false" style:font-name-asian="標楷體1" style:font-size-asian="13pt" style:font-name-complex="新細明體2" style:font-size-complex="13pt"/>
    </style:style>
    <style:style style:name="T39" style:family="text">
      <style:text-properties fo:color="#000000" style:font-name="標楷體1" fo:font-size="14pt" style:font-name-asian="標楷體1" style:font-size-asian="14pt" style:language-asian="zh" style:country-asian="TW" style:font-size-complex="9pt"/>
    </style:style>
    <style:style style:name="T40" style:family="text">
      <style:text-properties fo:color="#000000" style:font-name="標楷體1" fo:font-size="14pt" style:font-name-asian="標楷體1" style:font-size-asian="14pt" style:language-asian="zh" style:country-asian="HK" style:font-size-complex="9pt"/>
    </style:style>
    <style:style style:name="T41" style:family="text">
      <style:text-properties fo:color="#000000" style:font-name="標楷體1" fo:font-size="12pt" fo:language="zxx" fo:country="none" officeooo:rsid="00c42946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2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3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h" style:country-asian="TW" style:font-name-complex="標楷體1" style:font-size-complex="12pt" style:language-complex="zxx" style:country-complex="none"/>
    </style:style>
    <style:style style:name="T44" style:family="text">
      <style:text-properties fo:color="#000000" style:font-name="標楷體1" fo:font-size="12pt" fo:language="zxx" fo:country="none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language-complex="zxx" style:country-complex="none" style:font-weight-complex="normal"/>
    </style:style>
    <style:style style:name="T45" style:family="text">
      <style:text-properties fo:color="#000000" style:font-name="標楷體1" fo:font-size="12pt" fo:font-weight="normal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6" style:family="text">
      <style:text-properties fo:color="#000000" style:font-name="標楷體1" fo:font-size="12pt" fo:font-weight="normal" officeooo:rsid="00266e57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7" style:family="text">
      <style:text-properties fo:color="#000000" style:font-name="標楷體1" fo:font-size="12pt" fo:font-weight="normal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8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9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0" style:family="text">
      <style:text-properties fo:color="#000000" style:font-name="標楷體1" fo:font-size="12pt" fo:font-weight="normal" officeooo:rsid="00266e57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1" style:family="text">
      <style:text-properties fo:color="#000000" style:font-name="標楷體1" fo:font-size="12pt" fo:font-weight="normal" officeooo:rsid="00277f8d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2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3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4" style:family="text">
      <style:text-properties fo:color="#000000" style:font-name="標楷體1" fo:font-size="12pt" style:text-underline-style="none" fo:font-weight="normal" officeooo:rsid="004261d7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5" style:family="text">
      <style:text-properties fo:color="#000000" style:font-name="標楷體1" fo:font-size="12pt" fo:background-color="transparent" loext:char-shading-value="0" style:font-name-asian="標楷體1" style:font-size-asian="12pt" style:font-name-complex="標楷體1" style:font-size-complex="12pt"/>
    </style:style>
    <style:style style:name="T56" style:family="text">
      <style:text-properties fo:color="#000000" style:font-name="標楷體1" fo:font-size="12pt" fo:background-color="transparent" loext:char-shading-value="0" style:font-name-asian="標楷體1" style:font-size-asian="12pt" style:language-asian="zh" style:country-asian="TW" style:font-name-complex="標楷體1" style:font-size-complex="12pt"/>
    </style:style>
    <style:style style:name="T57" style:family="text">
      <style:text-properties fo:color="#000000" style:text-line-through-style="none" style:text-line-through-type="none" style:font-name="標楷體1" fo:font-size="13pt" officeooo:rsid="001bdb0e" style:text-underline-mode="continuous" style:text-overline-mode="continuous" style:text-line-through-mode="continuous" style:letter-kerning="false" style:font-name-asian="標楷體1" style:font-size-asian="13pt" style:font-name-complex="新細明體2" style:font-size-complex="13pt"/>
    </style:style>
    <style:style style:name="T58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1"/>
    </style:style>
    <style:style style:name="T59" style:family="text">
      <style:text-properties fo:color="#000000" style:text-underline-style="solid" style:text-underline-width="auto" style:text-underline-color="font-color" fo:background-color="transparent" loext:char-shading-value="0" style:font-name-complex="標楷體1"/>
    </style:style>
    <style:style style:name="T60" style:family="text">
      <style:text-properties fo:color="#000000" fo:font-size="13pt" fo:background-color="transparent" loext:char-shading-value="0" style:font-size-asian="13pt" style:font-name-complex="標楷體1" style:font-size-complex="13pt"/>
    </style:style>
    <style:style style:name="T61" style:family="text">
      <style:text-properties fo:color="#000000" fo:font-size="13pt" officeooo:rsid="01457ee9" fo:background-color="transparent" loext:char-shading-value="0" style:font-size-asian="13pt" style:font-name-complex="標楷體1" style:font-size-complex="13pt"/>
    </style:style>
    <style:style style:name="T62" style:family="text">
      <style:text-properties fo:color="#000000" fo:font-size="13pt" fo:background-color="transparent" loext:char-shading-value="0" style:font-size-asian="13pt" style:language-asian="zh" style:country-asian="HK" style:font-name-complex="標楷體1" style:font-size-complex="13pt"/>
    </style:style>
    <style:style style:name="T63" style:family="text">
      <style:text-properties fo:color="#000000" style:language-asian="zh" style:country-asian="TW"/>
    </style:style>
    <style:style style:name="T64" style:family="text">
      <style:text-properties fo:color="#000000" officeooo:rsid="0136b237" style:language-asian="zh" style:country-asian="TW"/>
    </style:style>
    <style:style style:name="T65" style:family="text">
      <style:text-properties style:language-asian="zh" style:country-asian="TW"/>
    </style:style>
    <style:style style:name="T66" style:family="text">
      <style:text-properties officeooo:rsid="00c914ec" style:language-asian="zh" style:country-asian="TW"/>
    </style:style>
    <style:style style:name="T67" style:family="text">
      <style:text-properties officeooo:rsid="00fd0c0a" style:language-asian="zh" style:country-asian="TW"/>
    </style:style>
    <style:style style:name="T68" style:family="text">
      <style:text-properties officeooo:rsid="01019c11" style:language-asian="zh" style:country-asian="TW"/>
    </style:style>
    <style:style style:name="T69" style:family="text">
      <style:text-properties officeooo:rsid="01160d34" style:language-asian="zh" style:country-asian="TW"/>
    </style:style>
    <style:style style:name="T70" style:family="text">
      <style:text-properties officeooo:rsid="00fe2d89" style:language-asian="zh" style:country-asian="TW"/>
    </style:style>
    <style:style style:name="T71" style:family="text">
      <style:text-properties officeooo:rsid="01237976" style:language-asian="zh" style:country-asian="TW"/>
    </style:style>
    <style:style style:name="T72" style:family="text">
      <style:text-properties officeooo:rsid="01244be9" style:language-asian="zh" style:country-asian="TW"/>
    </style:style>
    <style:style style:name="T73" style:family="text">
      <style:text-properties officeooo:rsid="0127f3fd" style:language-asian="zh" style:country-asian="TW"/>
    </style:style>
    <style:style style:name="T74" style:family="text">
      <style:text-properties officeooo:rsid="014102f8" style:language-asian="zh" style:country-asian="TW"/>
    </style:style>
    <style:style style:name="T75" style:family="text">
      <style:text-properties officeooo:rsid="014f226b" style:language-asian="zh" style:country-asian="TW"/>
    </style:style>
    <style:style style:name="T76" style:family="text">
      <style:text-properties officeooo:rsid="015ba328" style:language-asian="zh" style:country-asian="TW"/>
    </style:style>
    <style:style style:name="T77" style:family="text">
      <style:text-properties fo:font-size="13pt" fo:background-color="transparent" loext:char-shading-value="0" style:font-size-asian="13pt" style:font-name-complex="標楷體1" style:font-size-complex="13pt"/>
    </style:style>
    <style:style style:name="T78" style:family="text">
      <style:text-properties fo:color="#800000" fo:font-size="13pt" fo:background-color="transparent" loext:char-shading-value="0" style:font-size-asian="13pt" style:language-asian="zh" style:country-asian="TW" style:font-name-complex="標楷體1" style:font-size-complex="13pt"/>
    </style:style>
    <style:style style:name="T79" style:family="text">
      <style:text-properties fo:color="#800000" officeooo:rsid="00c914ec" fo:background-color="transparent" loext:char-shading-value="0" style:language-asian="zh" style:country-asian="TW" style:font-name-complex="標楷體1"/>
    </style:style>
    <style:style style:name="T80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81" style:family="text">
      <style:text-properties style:text-line-through-style="none" style:text-line-through-type="none" officeooo:rsid="00d75ffa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82" style:family="text">
      <style:text-properties style:text-line-through-style="none" style:text-line-through-type="none" officeooo:rsid="00f2a730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83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language-asian="zh" style:country-asian="HK" style:font-name-complex="Times New Roman2" style:language-complex="ar" style:country-complex="SA"/>
    </style:style>
    <style:style style:name="T84" style:family="text">
      <style:text-properties style:text-line-through-style="none" style:text-line-through-type="none" fo:font-size="13pt" officeooo:rsid="001bdb0e" style:text-underline-mode="continuous" style:text-overline-mode="continuous" style:text-line-through-mode="continuous" style:font-size-asian="13pt" style:language-asian="zh" style:country-asian="TW" style:font-size-complex="13pt"/>
    </style:style>
    <style:style style:name="T85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style:letter-kerning="false" fo:background-color="transparent" loext:char-shading-value="0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T86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87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xx" style:country-asian="none" style:font-size-complex="11pt" style:language-complex="zxx" style:country-complex="none"/>
    </style:style>
    <style:style style:name="T88" style:family="text">
      <style:text-properties fo:font-size="12pt" fo:font-weight="normal" style:font-size-asian="12pt" style:language-asian="zh" style:country-asian="HK" style:font-weight-asian="normal" style:font-weight-complex="normal"/>
    </style:style>
    <style:style style:name="T89" style:family="text">
      <style:text-properties fo:font-size="12pt" fo:background-color="transparent" loext:char-shading-value="0" style:font-size-asian="12pt" style:language-asian="zh" style:country-asian="TW" style:font-size-complex="12pt"/>
    </style:style>
    <style:style style:name="T90" style:family="text">
      <style:text-properties fo:font-size="12pt" officeooo:rsid="01354601" fo:background-color="transparent" loext:char-shading-value="0" style:font-size-asian="12pt" style:language-asian="zh" style:country-asian="TW" style:font-size-complex="12pt"/>
    </style:style>
    <style:style style:name="T91" style:family="text">
      <style:text-properties fo:font-size="12pt" fo:background-color="transparent" loext:char-shading-value="0" style:font-size-asian="12pt" style:font-size-complex="12pt"/>
    </style:style>
    <style:style style:name="T92" style:family="text">
      <style:text-properties fo:color="#808080"/>
    </style:style>
    <style:style style:name="T93" style:family="text">
      <style:text-properties fo:color="#808080" officeooo:rsid="005fd48d" style:font-name-asian="標楷體2"/>
    </style:style>
    <style:style style:name="T94" style:family="text">
      <style:text-properties fo:color="#808080" officeooo:rsid="0122d35b" style:language-asian="zh" style:country-asian="TW"/>
    </style:style>
    <style:style style:name="T95" style:family="text">
      <style:text-properties officeooo:rsid="00d75ffa"/>
    </style:style>
    <style:style style:name="T96" style:family="text">
      <style:text-properties fo:color="#666666" fo:font-size="11pt" officeooo:rsid="0127f3fd" style:font-size-asian="11pt" style:language-asian="zh" style:country-asian="TW" style:font-name-complex="標楷體1" style:font-size-complex="9pt"/>
    </style:style>
    <style:style style:name="T97" style:family="text">
      <style:text-properties fo:color="#666666" fo:font-size="11pt" officeooo:rsid="011cd77a" style:font-size-asian="11pt" style:language-asian="zh" style:country-asian="TW" style:font-name-complex="標楷體1" style:font-size-complex="9pt"/>
    </style:style>
    <style:style style:name="T98" style:family="text">
      <style:text-properties fo:color="#666666" fo:font-size="11pt" officeooo:rsid="017459b4" style:font-size-asian="11pt" style:language-asian="zh" style:country-asian="TW" style:font-name-complex="標楷體1" style:font-size-complex="9pt"/>
    </style:style>
    <style:style style:name="T99" style:family="text">
      <style:text-properties fo:color="#666666" fo:font-size="11pt" fo:language="zxx" fo:country="none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100" style:family="text">
      <style:text-properties fo:color="#666666" fo:font-size="11pt" fo:language="zxx" fo:country="none" officeooo:rsid="0127f3fd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101" style:family="text">
      <style:text-properties fo:color="#666666" fo:font-size="11pt" officeooo:rsid="0129e538" fo:background-color="transparent" loext:char-shading-value="0" style:font-size-asian="11pt" style:language-asian="zh" style:country-asian="TW" style:font-size-complex="11pt"/>
    </style:style>
    <style:style style:name="T102" style:family="text">
      <style:text-properties fo:color="#666666" fo:font-size="11pt" style:text-underline-style="solid" style:text-underline-width="auto" style:text-underline-color="font-color" fo:background-color="transparent" loext:char-shading-value="0" style:font-size-asian="11pt" style:language-asian="zh" style:country-asian="TW" style:font-size-complex="11pt"/>
    </style:style>
    <style:style style:name="T103" style:family="text">
      <style:text-properties fo:color="#666666" fo:font-size="11pt" style:text-underline-style="solid" style:text-underline-width="auto" style:text-underline-color="font-color" officeooo:rsid="0138ecd7" fo:background-color="transparent" loext:char-shading-value="0" style:font-size-asian="11pt" style:language-asian="zh" style:country-asian="TW" style:font-size-complex="11pt"/>
    </style:style>
    <style:style style:name="T104" style:family="text">
      <style:text-properties fo:color="#666666" fo:font-size="11pt" style:text-underline-style="solid" style:text-underline-width="auto" style:text-underline-color="font-color" officeooo:rsid="0140ad32" fo:background-color="transparent" loext:char-shading-value="0" style:font-size-asian="11pt" style:language-asian="zh" style:country-asian="TW" style:font-size-complex="11pt"/>
    </style:style>
    <style:style style:name="T105" style:family="text">
      <style:text-properties fo:color="#666666"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106" style:family="text">
      <style:text-properties fo:color="#666666" officeooo:rsid="0127f3fd" style:language-asian="zh" style:country-asian="TW"/>
    </style:style>
    <style:style style:name="T107" style:family="text">
      <style:text-properties fo:color="#666666" officeooo:rsid="015ba328"/>
    </style:style>
    <style:style style:name="T108" style:family="text">
      <style:text-properties fo:color="#666666" officeooo:rsid="01627d06"/>
    </style:style>
    <style:style style:name="T109" style:family="text">
      <style:text-properties fo:font-size="11pt" officeooo:rsid="01354601" style:font-size-asian="11pt" style:font-size-complex="11pt"/>
    </style:style>
    <style:style style:name="T110" style:family="text">
      <style:text-properties fo:font-size="11pt" officeooo:rsid="01354601" style:font-size-asian="11pt" style:language-asian="zh" style:country-asian="TW" style:font-size-complex="11pt"/>
    </style:style>
    <style:style style:name="T111" style:family="text">
      <style:text-properties style:use-window-font-color="true"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框架1" text:anchor-type="paragraph" svg:x="18.098cm" svg:y="0.734cm" svg:width="0.443cm" style:rel-width="scale" svg:height="7.729cm" style:rel-height="scale" draw:z-index="0"><draw:text-box><text:p text:style-name="P20">※紅框線內各欄請參照填表說明詳細填寫。</text:p><text:p text:style-name="P20"/></draw:text-box></draw:frame><text:span text:style-name="預設段落字型"><text:span text:style-name="T13">數位服務個人化平臺資料</text:span></text:span><text:span text:style-name="預設段落字型"><text:span text:style-name="T14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11">資 料 提 供 者 基 本 資 料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3">機關(構)類別</text:p>
          </table:table-cell>
          <table:table-cell table:style-name="表格1.B2" table:number-columns-spanned="4" office:value-type="string">
            <text:p text:style-name="P32"><text:span text:style-name="預設段落字型"><text:span text:style-name="T11"><text:s/></text:span></text:span><text:span text:style-name="預設段落字型"><text:span text:style-name="T15">□公務機關 　□非公務機關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4">機關(構)名稱</text:p>
          </table:table-cell>
          <table:table-cell table:style-name="表格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3">機關(構)地址</text:p>
          </table:table-cell>
          <table:table-cell table:style-name="表格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52">承辦人姓名</text:p>
          </table:table-cell>
          <table:table-cell table:style-name="表格1.B5" office:value-type="string">
            <text:p text:style-name="P23"/>
          </table:table-cell>
          <table:table-cell table:style-name="表格1.B5" table:number-columns-spanned="2" office:value-type="string">
            <text:p text:style-name="P52">承辦人電話</text:p>
          </table:table-cell>
          <table:covered-table-cell/>
          <table:table-cell table:style-name="表格1.B2" office:value-type="string">
            <text:p text:style-name="P23"/>
          </table:table-cell>
        </table:table-row>
        <table:table-row table:style-name="表格1.6">
          <table:table-cell table:style-name="表格1.A2" office:value-type="string">
            <text:p text:style-name="P52">承辦人</text:p>
            <text:p text:style-name="P52">電子郵件</text:p>
          </table:table-cell>
          <table:table-cell table:style-name="表格1.B5" office:value-type="string">
            <text:p text:style-name="P23"/>
          </table:table-cell>
          <table:table-cell table:style-name="表格1.B5" table:number-columns-spanned="2" office:value-type="string">
            <text:p text:style-name="P52">承辦人</text:p>
            <text:p text:style-name="P52">我的E政府帳號<text:span text:style-name="T63">(主帳號</text:span><text:span text:style-name="T64">)</text:span></text:p>
          </table:table-cell>
          <table:covered-table-cell/>
          <table:table-cell table:style-name="表格1.B2" office:value-type="string">
            <text:p text:style-name="P23"/>
          </table:table-cell>
        </table:table-row>
        <table:table-row table:style-name="表格1.7">
          <table:table-cell table:style-name="表格1.A7" table:number-columns-spanned="5" office:value-type="string">
            <text:p text:style-name="P33"><text:span text:style-name="預設段落字型"><text:span text:style-name="T18">申</text:span></text:span><text:span text:style-name="預設段落字型"><text:span text:style-name="T19"> </text:span></text:span><text:span text:style-name="預設段落字型"><text:span text:style-name="T18">請</text:span></text:span><text:span text:style-name="預設段落字型"><text:span text:style-name="T19"> </text:span></text:span><text:span text:style-name="預設段落字型"><text:span text:style-name="T18">事</text:span></text:span><text:span text:style-name="預設段落字型"><text:span text:style-name="T19"> </text:span></text:span><text:span text:style-name="預設段落字型"><text:span text:style-name="T18">項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33"><text:span text:style-name="預設段落字型"><text:span text:style-name="T22">申請項</text:span></text:span><text:span text:style-name="預設段落字型"><text:span text:style-name="T23">目</text:span></text:span></text:p>
          </table:table-cell>
          <table:table-cell table:style-name="表格1.B2" table:number-columns-spanned="4" office:value-type="string">
            <text:p text:style-name="P36"><text:span text:style-name="預設段落字型"><text:span text:style-name="T24"><text:s/>□ 測試</text:span></text:span><text:span text:style-name="預設段落字型"><text:span text:style-name="T25">與試營運</text:span></text:span><text:span text:style-name="預設段落字型"><text:span text:style-name="T24"> </text:span></text:span><text:span text:style-name="預設段落字型"><text:span text:style-name="T25">　</text:span></text:span><text:span text:style-name="預設段落字型"><text:span text:style-name="T24"> □ 上線　 </text:span></text:span><text:span text:style-name="預設段落字型"><text:span text:style-name="T25"><text:s/></text:span></text:span><text:span text:style-name="預設段落字型"><text:span text:style-name="T24">□ </text:span></text:span><text:span text:style-name="預設段落字型"><text:span text:style-name="T25">上線後</text:span></text:span><text:span text:style-name="預設段落字型"><text:span text:style-name="T24">異動</text:span></text:span><text:span text:style-name="預設段落字型"><text:span text:style-name="T25">　</text:span></text:span><text:span text:style-name="預設段落字型"><text:span text:style-name="T20"> □ </text:span></text:span><text:span text:style-name="預設段落字型"><text:span text:style-name="T21">終止</text:span></text:span>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8">預計日期</text:p>
          </table:table-cell>
          <table:table-cell table:style-name="表格1.B2" table:number-columns-spanned="4" office:value-type="string">
            <text:p text:style-name="P37"><text:span text:style-name="預設段落字型"><text:span text:style-name="T56"/></text:span></text:p>
            <text:p text:style-name="P37"><text:span text:style-name="預設段落字型"><text:span text:style-name="T56"/></text:span></text:p>
            <text:p text:style-name="P38"><text:span text:style-name="預設段落字型"><text:span text:style-name="T26">*</text:span></text:span><text:span text:style-name="預設段落字型"><text:span text:style-name="T29">申請</text:span></text:span><text:span text:style-name="預設段落字型"><text:span text:style-name="T26">測試</text:span></text:span><text:span text:style-name="預設段落字型"><text:span text:style-name="T29">與試營運</text:span></text:span><text:span text:style-name="預設段落字型"><text:span text:style-name="T28">請分別填寫</text:span></text:span><text:span text:style-name="預設段落字型"><text:span text:style-name="T27">測試</text:span></text:span><text:span text:style-name="預設段落字型"><text:span text:style-name="T28">期間與試營運期間，最長合計以3個月為限，其他請填寫預計上線、異動或下架日期。</text:span></text:span>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29">備註</text:p>
          </table:table-cell>
          <table:table-cell table:style-name="表格1.B2" table:number-columns-spanned="4" office:value-type="string">
            <text:p text:style-name="P25"><text:span text:style-name="預設段落字型"><text:span text:style-name="T61">1.</text:span></text:span><text:span text:style-name="預設段落字型"><text:span text:style-name="T60">申請測試與試營運，請提供客戶端</text:span></text:span><text:span text:style-name="預設段落字型"><text:span text:style-name="T62">連線IP位址</text:span></text:span><text:span text:style-name="預設段落字型"><text:span text:style-name="T60">：</text:span></text:span><text:span text:style-name="預設段落字型"><text:span text:style-name="T58">　 <text:s text:c="7"/></text:span></text:span><text:span text:style-name="預設段落字型"><text:span text:style-name="T60"><text:s/></text:span></text:span><text:span text:style-name="預設段落字型"><text:span text:style-name="T36">*至多三組</text:span></text:span></text:p>
            <text:p text:style-name="P26"><text:span text:style-name="預設段落字型"><text:span text:style-name="T61">2.申請上線後異動，請說明異動原因：</text:span></text:span><text:span text:style-name="預設段落字型"><text:span text:style-name="T58">　 <text:s text:c="5"/></text:span></text:span><text:span text:style-name="預設段落字型"><text:span text:style-name="T59">　</text:span></text:span><text:span text:style-name="預設段落字型"><text:span text:style-name="T36">*例如新增資料集欄位</text:span></text:span>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7" table:number-columns-spanned="5" office:value-type="string">
            <text:p text:style-name="P27">資 料 項 目 說 明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rows-spanned="19" office:value-type="string">
            <text:p text:style-name="P39"/>
            <text:p text:style-name="P39">資料集一</text:p>
            <text:p text:style-name="P42">(*如兩個以上資料集請自行增加)</text:p>
          </table:table-cell>
          <table:table-cell table:style-name="表格1.B5" office:value-type="string">
            <text:p text:style-name="P39">資料集名稱</text:p>
          </table:table-cell>
          <table:table-cell table:style-name="表格1.B2" table:number-columns-spanned="3" office:value-type="string">
            <text:p text:style-name="P30"><text:span text:style-name="預設段落字型"><text:span text:style-name="T96">(</text:span></text:span><text:span text:style-name="預設段落字型"><text:span text:style-name="T97">填</text:span></text:span><text:span text:style-name="預設段落字型"><text:span text:style-name="T98">入</text:span></text:span><text:span text:style-name="預設段落字型"><text:span text:style-name="T97">資料集名稱</text:span></text:span><text:span text:style-name="預設段落字型"><text:span text:style-name="T96">)</text:span></text:span></text:p>
          </table:table-cell>
          <table:covered-table-cell/>
          <table:covered-table-cell/>
        </table:table-row>
        <table:table-row table:style-name="表格1.12">
          <table:covered-table-cell/>
          <table:table-cell table:style-name="表格1.B5" office:value-type="string">
            <text:p text:style-name="P40">資料集<text:span text:style-name="T73">簡述</text:span></text:p>
          </table:table-cell>
          <table:table-cell table:style-name="表格1.B2" table:number-columns-spanned="3" office:value-type="string">
            <text:p text:style-name="P30"><text:span text:style-name="T106">(</text:span><text:span text:style-name="預設段落字型"><text:span text:style-name="T99">簡述內容以50字為限</text:span></text:span><text:span text:style-name="預設段落字型"><text:span text:style-name="T100">)</text:span></text:span></text:p>
          </table:table-cell>
          <table:covered-table-cell/>
          <table:covered-table-cell/>
        </table:table-row>
        <table:table-row table:style-name="表格1.14">
          <table:covered-table-cell/>
          <table:table-cell table:style-name="表格1.B5" table:number-rows-spanned="2" office:value-type="string">
            <text:p text:style-name="P22"><text:span text:style-name="T65">當事人</text:span>取用<text:span text:style-name="T65">本項</text:span></text:p>
            <text:p text:style-name="P22">資料集最低安全等級</text:p>
          </table:table-cell>
          <table:table-cell table:style-name="表格1.B2" table:number-columns-spanned="3" office:value-type="string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P19"><text:span text:style-name="T65">安全</text:span>等級</text:p>
                </table:table-cell>
                <table:table-cell table:style-name="表格4.B1" office:value-type="string">
                  <text:p text:style-name="P5"><text:span text:style-name="預設段落字型"><text:span text:style-name="T84">安全等級對應之身分驗證方式</text:span></text:span></text:p>
                </table:table-cell>
              </table:table-row>
              <table:table-row>
                <table:table-cell table:style-name="表格4.A2" office:value-type="string">
                  <text:p text:style-name="P4">1</text:p>
                </table:table-cell>
                <table:table-cell table:style-name="表格4.B2" office:value-type="string">
                  <text:p text:style-name="P58">自然人憑證<text:span text:style-name="T95">、晶片金融卡、硬體金融憑證</text:span></text:p>
                </table:table-cell>
              </table:table-row>
              <table:table-row>
                <table:table-cell table:style-name="表格4.A2" office:value-type="string">
                  <text:p text:style-name="P4">2</text:p>
                </table:table-cell>
                <table:table-cell table:style-name="表格4.B2" office:value-type="string">
                  <text:p text:style-name="P56"><text:span text:style-name="T68">臺灣行動身分識別</text:span><text:span text:style-name="T70">(</text:span><text:span text:style-name="T68">T</text:span><text:span text:style-name="T71">W </text:span><text:span text:style-name="T68">Fid</text:span><text:span text:style-name="T69">O</text:span><text:span text:style-name="T70">)</text:span><text:span text:style-name="T68">，須使用自然人憑證綁定</text:span></text:p>
                </table:table-cell>
              </table:table-row>
              <table:table-row>
                <table:table-cell table:style-name="表格4.A2" office:value-type="string">
                  <text:p text:style-name="P4">3</text:p>
                </table:table-cell>
                <table:table-cell table:style-name="表格4.B2" office:value-type="string">
                  <text:p text:style-name="P58">健保卡<text:span text:style-name="T95">、</text:span><text:span text:style-name="T67">軟</text:span><text:span text:style-name="T95">體金融憑證</text:span></text:p>
                </table:table-cell>
              </table:table-row>
              <table:table-row>
                <table:table-cell table:style-name="表格4.A2" office:value-type="string">
                  <text:p text:style-name="P4">4</text:p>
                </table:table-cell>
                <table:table-cell table:style-name="表格4.B2" office:value-type="string">
                  <text:p text:style-name="P55"><text:span text:style-name="T72">雙證件</text:span>驗證(<text:span text:style-name="T65">身分證字號</text:span>+健保卡號+戶號或身分證換補證日期)</text:p>
                </table:table-cell>
              </table:table-row>
            </table:table>
            <text:p text:style-name="P53"><text:span text:style-name="預設段落字型"><text:span text:style-name="T82">請填寫</text:span></text:span><text:span text:style-name="預設段落字型"><text:span text:style-name="T80">最低</text:span></text:span><text:span text:style-name="預設段落字型"><text:span text:style-name="T83">安全等級</text:span></text:span><text:span text:style-name="預設段落字型"><text:span text:style-name="T81">：第＿＿等級 </text:span></text:span><text:span text:style-name="預設段落字型"><text:span text:style-name="T31">*</text:span></text:span><text:span text:style-name="預設段落字型"><text:span text:style-name="T32">安全等級</text:span></text:span><text:span text:style-name="預設段落字型"><text:span text:style-name="T33">由1到4遞減</text:span></text:span><text:span text:style-name="預設段落字型"><text:span text:style-name="T30">，等級1最高</text:span></text:span><text:span text:style-name="預設段落字型"><text:span text:style-name="T32">，</text:span></text:span><text:span text:style-name="預設段落字型"><text:span text:style-name="T30">例如選擇3，即表示1、2、3皆可驗證</text:span></text:span><text:span text:style-name="預設段落字型"><text:span text:style-name="T34">。</text:span></text:span></text:p>
          </table:table-cell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B2" table:number-columns-spanned="3" office:value-type="string">
            <text:p text:style-name="P34"><text:span text:style-name="預設段落字型"><text:span text:style-name="T57">□工商憑證 </text:span></text:span><text:span text:style-name="預設段落字型"><text:span text:style-name="T85">*</text:span></text:span><text:span text:style-name="預設段落字型"><text:span text:style-name="T35">若本資料集可提供給</text:span></text:span><text:span text:style-name="預設段落字型"><text:span text:style-name="T86">公司行號或法人</text:span></text:span><text:span text:style-name="預設段落字型"><text:span text:style-name="T35">服務使用，再行勾選</text:span></text:span><text:span text:style-name="預設段落字型"><text:span text:style-name="T87"> 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1"><text:span text:style-name="預設段落字型"><text:span text:style-name="T90">DP-API </text:span></text:span><text:span text:style-name="預設段落字型"><text:span text:style-name="T89">連線</text:span></text:span><text:span text:style-name="預設段落字型"><text:span text:style-name="T91">位址</text:span></text:span></text:p>
          </table:table-cell>
          <table:table-cell table:style-name="表格1.C16" table:number-columns-spanned="3" office:value-type="string">
            <text:p text:style-name="P59"/>
            <text:p text:style-name="P54"><text:span text:style-name="T76">(</text:span><text:span text:style-name="T74">請填寫固定IP，僅限1組，若為浮動IP請填寫Domain name)</text:span></text:p>
          </table:table-cell>
          <table:covered-table-cell/>
          <table:covered-table-cell/>
        </table:table-row>
        <table:table-row table:style-name="表格1.17">
          <table:covered-table-cell/>
          <table:table-cell table:style-name="表格1.B16" office:value-type="string">
            <text:p text:style-name="P48">連線<text:span text:style-name="T65">至</text:span>MyData授權</text:p>
            <text:p text:style-name="P48">API之<text:span text:style-name="T65">連線位址</text:span></text:p>
          </table:table-cell>
          <table:table-cell table:style-name="表格1.C16" table:number-columns-spanned="3" office:value-type="string">
            <text:p text:style-name="P50"><text:s/></text:p>
            <text:p text:style-name="P51"><text:span text:style-name="T107">(若未填寫則預設與</text:span><text:span text:style-name="T108">DP-API連線位址相同)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7">DP-API<text:span text:style-name="T65">機關單位</text:span>憑證</text:p>
            <text:p text:style-name="P47"><text:span text:style-name="T65">(非</text:span><text:span text:style-name="T75">IC卡類</text:span><text:span text:style-name="T65">)</text:span>到期日期</text:p>
          </table:table-cell>
          <table:table-cell table:style-name="表格1.C16" table:number-columns-spanned="3" office:value-type="string">
            <text:p text:style-name="P49"><text:s/><text:span text:style-name="T65">(</text:span><text:span text:style-name="T109">YYYY/MM/DD</text:span><text:span text:style-name="T110">)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1">當事人申請資料更新至</text:p>
            <text:p text:style-name="P31">資料庫實際更新所需時間</text:p>
          </table:table-cell>
          <table:table-cell table:style-name="表格1.C16" table:number-columns-spanned="3" office:value-type="string">
            <text:p text:style-name="P35"><text:span text:style-name="預設段落字型"><text:span text:style-name="T37">(單位：□分鐘 □天)</text:span></text:span></text:p>
          </table:table-cell>
          <table:covered-table-cell/>
          <table:covered-table-cell/>
        </table:table-row>
        <table:table-row table:style-name="表格1.20">
          <table:covered-table-cell/>
          <table:table-cell table:style-name="表格1.B20" office:value-type="string">
            <text:p text:style-name="P12">資料傳輸到</text:p>
            <text:p text:style-name="P17">MyData平臺時間</text:p>
          </table:table-cell>
          <table:table-cell table:style-name="表格1.C20" table:number-columns-spanned="3" office:value-type="string">
            <text:p text:style-name="P15">□即時</text:p>
            <text:p text:style-name="P21"><text:span text:style-name="預設段落字型"><text:span text:style-name="T37">□非即時</text:span></text:span><text:span text:style-name="預設段落字型"><text:span text:style-name="T38">(傳輸</text:span></text:span><text:span text:style-name="預設段落字型"><text:span text:style-name="T37">時間：______分鐘)</text:span></text:span></text:p>
          </table:table-cell>
          <table:covered-table-cell/>
          <table:covered-table-cell/>
        </table:table-row>
        <table:table-row table:style-name="表格1.21">
          <table:covered-table-cell/>
          <table:table-cell table:style-name="表格1.B21" office:value-type="string">
            <text:p text:style-name="P12">查詢是否須帶參數</text:p>
          </table:table-cell>
          <table:table-cell table:style-name="表格1.C21" table:number-columns-spanned="3" office:value-type="string">
            <text:p text:style-name="P16">□無 □<text:span text:style-name="T111">須帶參數</text:span><text:span text:style-name="T101">(</text:span><text:span text:style-name="T102">填寫時請同時提供</text:span><text:span text:style-name="T103">與OAS文件相符的</text:span><text:span text:style-name="T102">「鍵值名稱</text:span><text:span text:style-name="T104">及</text:span><text:span text:style-name="T102">中文欄位名稱」，例如：需車號 </text:span><text:span text:style-name="T104">CarsNO車號</text:span><text:span text:style-name="T105">)</text:span></text:p>
          </table:table-cell>
          <table:covered-table-cell/>
          <table:covered-table-cell/>
        </table:table-row>
        <table:table-row table:style-name="表格1.22">
          <table:covered-table-cell/>
          <table:table-cell table:style-name="表格1.B21" table:number-rows-spanned="9" office:value-type="string">
            <text:p text:style-name="P14">資料集欄位說明</text:p>
            <text:p text:style-name="P14">（*如資料項次不足請自行增加）</text:p>
          </table:table-cell>
          <table:table-cell table:style-name="表格1.B21" office:value-type="string">
            <text:p text:style-name="P12">項次</text:p>
          </table:table-cell>
          <table:table-cell table:style-name="表格1.C21" table:number-columns-spanned="2" office:value-type="string">
            <text:p text:style-name="P13">資料集欄位名稱</text:p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9">1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B21" office:value-type="string">
            <text:p text:style-name="P9">2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9">3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8">4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8">5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7">6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6">7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6">8</text:p>
          </table:table-cell>
          <table:table-cell table:style-name="表格1.C21" table:number-columns-spanned="2" office:value-type="string">
            <text:p text:style-name="P16"/>
          </table:table-cell>
          <table:covered-table-cell/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3">承辦人簽章</text:p>
          </table:table-cell>
          <table:table-cell table:style-name="表格3.B1" office:value-type="string">
            <text:p text:style-name="P15"/>
          </table:table-cell>
          <table:table-cell table:style-name="表格3.B1" office:value-type="string">
            <text:p text:style-name="P23">申請日期</text:p>
          </table:table-cell>
          <table:table-cell table:style-name="表格3.D1" office:value-type="string">
            <text:p text:style-name="P23"/>
          </table:table-cell>
        </table:table-row>
        <table:table-row table:style-name="表格3.2">
          <table:table-cell table:style-name="表格3.A2" office:value-type="string">
            <text:p text:style-name="P33"><text:span text:style-name="預設段落字型"><text:span text:style-name="T16">單位主管</text:span></text:span><text:span text:style-name="預設段落字型"><text:span text:style-name="T17">簽章</text:span></text:span></text:p>
          </table:table-cell>
          <table:table-cell table:style-name="表格3.B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43">申請機構章</text:p>
          </table:table-cell>
          <table:table-cell table:style-name="表格3.B3" table:number-columns-spanned="3" office:value-type="string">
            <text:p text:style-name="P44">　<text:span text:style-name="T92">(公務機關免</text:span><text:span text:style-name="T94">用印</text:span><text:span text:style-name="T93">、</text:span><text:span text:style-name="T92">非公務機關申請測試免</text:span><text:span text:style-name="T94">用印</text:span><text:span text:style-name="T92">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46"><text:span text:style-name="T66">目的事業主管機關核定結果</text:span><text:span text:style-name="T77">(</text:span><text:span text:style-name="T78">無</text:span><text:span text:style-name="T79">目的事業主管機關者免填</text:span><text:span text:style-name="T77">)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45">核定機關</text:p>
          </table:table-cell>
          <table:table-cell table:style-name="表格3.B5" office:value-type="string">
            <text:p text:style-name="P15"/>
          </table:table-cell>
          <table:table-cell table:style-name="表格3.B5" office:value-type="string">
            <text:p text:style-name="P33"><text:span text:style-name="預設段落字型"><text:span text:style-name="T39">核定</text:span></text:span><text:span text:style-name="預設段落字型"><text:span text:style-name="T40">日期</text:span></text:span></text:p>
          </table:table-cell>
          <table:table-cell table:style-name="表格3.D5" office:value-type="string">
            <text:p text:style-name="P45"/>
          </table:table-cell>
        </table:table-row>
        <table:table-row table:style-name="表格3.6">
          <table:table-cell table:style-name="表格3.A5" office:value-type="string">
            <text:p text:style-name="P45"><text:span text:style-name="T65">核定</text:span>結果</text:p>
          </table:table-cell>
          <table:table-cell table:style-name="表格3.B6" table:number-columns-spanned="3" office:value-type="string">
            <text:p text:style-name="P18">　□同意 <text:s/>　□不同意　 □請補件：＿＿＿＿＿＿＿＿＿＿</text:p>
          </table:table-cell>
          <table:covered-table-cell/>
          <table:covered-table-cell/>
        </table:table-row>
        <text:soft-page-break/>
        <table:table-row table:style-name="表格3.7">
          <table:table-cell table:style-name="表格3.A7" table:number-columns-spanned="4" office:value-type="string">
            <text:p text:style-name="P45">申請結果（由<text:span text:style-name="T65">國家發展委員會</text:span>填寫）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45">申請結果</text:p>
          </table:table-cell>
          <table:table-cell table:style-name="表格3.D5" table:number-columns-spanned="3" office:value-type="string">
            <text:p text:style-name="P1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57">填表說明：</text:p>
            <text:list xml:id="list2334740993" text:style-name="WW8Num18">
              <text:list-item>
                <text:p text:style-name="P60"><text:span text:style-name="預設段落字型"><text:span text:style-name="T41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2">若核定同意後請函送本會，若不同意則由目的事業主管機關</text:span></text:span><text:span text:style-name="預設段落字型"><text:span text:style-name="T43">逕復</text:span></text:span><text:span text:style-name="預設段落字型"><text:span text:style-name="T42">申請結果。</text:span></text:span></text:p>
              </text:list-item>
              <text:list-item>
                <text:p text:style-name="P61"><text:span text:style-name="預設段落字型"><text:span text:style-name="T55">申請通過後須於MyData管理後臺登入</text:span></text:span><text:span text:style-name="預設段落字型"><text:span text:style-name="T56">並確認</text:span></text:span><text:span text:style-name="預設段落字型"><text:span text:style-name="T55">資料</text:span></text:span><text:span text:style-name="預設段落字型"><text:span text:style-name="T56">集名稱及</text:span></text:span><text:span text:style-name="預設段落字型"><text:span text:style-name="T55">傳輸</text:span></text:span><text:span text:style-name="預設段落字型"><text:span text:style-name="T56">欄位等資料</text:span></text:span><text:span text:style-name="預設段落字型"><text:span text:style-name="T55">。</text:span></text:span></text:p>
              </text:list-item>
              <text:list-item>
                <text:p text:style-name="P61"><text:span text:style-name="預設段落字型"><text:span text:style-name="T44">開發介接程式請</text:span></text:span><text:span text:style-name="預設段落字型"><text:span text:style-name="T48">參考</text:span></text:span><text:span text:style-name="預設段落字型"><text:span text:style-name="T49">「數位服務個人化</text:span></text:span><text:span text:style-name="預設段落字型"><text:span text:style-name="T50">(</text:span></text:span><text:span text:style-name="預設段落字型"><text:span text:style-name="T51">MyData</text:span></text:span><text:span text:style-name="預設段落字型"><text:span text:style-name="T50">)</text:span></text:span><text:span text:style-name="預設段落字型"><text:span text:style-name="T49">應</text:span></text:span><text:span text:style-name="預設段落字型"><text:span text:style-name="T47">用規範</text:span></text:span><text:span text:style-name="預設段落字型"><text:span text:style-name="T46">」及其技術文件</text:span></text:span><text:span text:style-name="預設段落字型"><text:span text:style-name="T45">，</text:span></text:span><text:span text:style-name="預設段落字型"><text:span text:style-name="T52">如果有任何問題，歡迎來電洽詢(02)</text:span></text:span><text:span text:style-name="預設段落字型"><text:span text:style-name="T54">2192-7111</text:span></text:span><text:span text:style-name="預設段落字型"><text:span text:style-name="T53">，或E-mail至本平台客服信箱：</text:span></text:span><text:a xlink:type="simple" xlink:href="mailto:mydata@ndc.gov.tw" text:style-name="Internet_20_link" text:visited-style-name="Visited_20_Internet_20_Link"><text:span text:style-name="預設段落字型"><text:span text:style-name="T52">mydata@ndc.gov.tw</text:span></text:span></text:a><text:span text:style-name="預設段落字型"><text:span text:style-name="T88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0"><text:span text:style-name="預設段落字型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預設段落字型" style:family="text"/>
    <style:style style:name="WW_5f_CharLFO18LVL1" style:display-name="WW_CharLFO18LVL1" style:family="text">
      <style:text-properties fo:color="#000000" style:font-name="標楷體1" fo:font-family="標楷體" style:font-family-generic="script" style:font-pitch="fixed" fo:font-weight="normal" style:font-name-asian="標楷體1" style:font-family-asian="標楷體" style:font-family-generic-asian="script" style:font-pitch-asian="fixed" style:font-weight-asian="normal" style:font-name-complex="標楷體1" style:font-family-complex="標楷體" style:font-family-generic-complex="script" style:font-pitch-complex="fixed" style:font-size-complex="12pt"/>
    </style:style>
    <style:style style:name="WW_5f_CharLFO1LVL1" style:display-name="WW_CharLFO1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b818a4"/>
    </style:style>
    <style:style style:name="MP2" style:family="paragraph" style:parent-style-name="Footer">
      <style:paragraph-properties fo:text-align="center" style:justify-single-word="false"/>
      <style:text-properties officeooo:paragraph-rsid="00b833ed"/>
    </style:style>
    <style:style style:name="MT1" style:family="text">
      <style:text-properties style:font-name="Times New Roman2" fo:font-size="9pt" officeooo:rsid="00b818a4" style:font-name-asian="Times New Roman2" style:font-size-asian="9pt" style:language-asian="zh" style:country-asian="TW" style:font-name-complex="新細明體1" style:font-size-complex="9pt"/>
    </style:style>
    <style:style style:name="MT2" style:family="text">
      <style:text-properties style:font-name="Times New Roman2" fo:font-size="9pt" officeooo:rsid="0106d9c7" style:font-name-asian="Times New Roman2" style:font-size-asian="9pt" style:language-asian="zh" style:country-asian="TW" style:font-name-complex="新細明體1" style:font-size-complex="9pt"/>
    </style:style>
    <style:style style:name="MT3" style:family="text">
      <style:text-properties style:font-name="Times New Roman2" fo:font-size="9pt" officeooo:rsid="00b818a4" style:font-name-asian="Times New Roman2" style:font-size-asian="9pt" style:language-asian="zh" style:country-asian="HK" style:font-name-complex="新細明體1" style:font-size-complex="9pt"/>
    </style:style>
    <style:style style:name="MT4" style:family="text">
      <style:text-properties style:font-name="Times New Roman2" fo:font-size="9pt" officeooo:rsid="00c2bb7b" style:font-name-asian="Times New Roman2" style:font-size-asian="9pt" style:language-asian="zh" style:country-asian="TW" style:font-name-complex="新細明體1" style:font-size-complex="9pt"/>
    </style:style>
    <style:style style:name="MT5" style:family="text">
      <style:text-properties style:font-name="Times New Roman2" fo:font-size="9pt" officeooo:rsid="0140ad32" style:font-name-asian="Times New Roman2" style:font-size-asian="9pt" style:language-asian="zh" style:country-asian="TW" style:font-name-complex="新細明體1" style:font-size-complex="9pt"/>
    </style:style>
    <style:style style:name="MT6" style:family="text">
      <style:text-properties style:font-name="Times New Roman2" fo:font-size="9pt" officeooo:rsid="0113514c" style:font-name-asian="Times New Roman2" style:font-size-asian="9pt" style:language-asian="zh" style:country-asian="TW" style:font-name-complex="新細明體1" style:font-size-complex="9pt"/>
    </style:style>
    <style:style style:name="MT7" style:family="text">
      <style:text-properties style:font-name="Times New Roman2" fo:font-size="9pt" fo:language="zxx" fo:country="none" officeooo:rsid="0140ad32" fo:background-color="transparent" loext:char-shading-value="0" style:font-name-asian="Times New Roman2" style:font-size-asian="9pt" style:language-asian="zh" style:country-asian="TW" style:font-name-complex="新細明體1" style:font-size-complex="9pt" style:language-complex="zxx" style:country-complex="none"/>
    </style:style>
    <style:style style:name="MT8" style:family="text">
      <style:text-properties style:font-name="Times New Roman2" fo:font-size="9pt" fo:language="zxx" fo:country="none" officeooo:rsid="014efe98" fo:background-color="transparent" loext:char-shading-value="0" style:font-name-asian="Times New Roman2" style:font-size-asian="9pt" style:language-asian="zh" style:country-asian="TW" style:font-name-complex="新細明體1" style:font-size-complex="9pt" style:language-complex="zxx" style:country-complex="none"/>
    </style:style>
    <style:style style:name="MT9" style:family="text">
      <style:text-properties style:font-name="標楷體1" style:font-name-asian="標楷體1" style:font-name-complex="標楷體1"/>
    </style:style>
    <style:style style:name="MT10" style:family="text">
      <style:text-properties style:font-name="標楷體1" fo:language="zh" fo:country="TW" style:font-name-asian="標楷體1" style:font-name-complex="標楷體1"/>
    </style:style>
    <style:style style:name="MT11" style:family="text">
      <style:text-properties style:font-name="標楷體1" style:font-name-asian="標楷體1" style:font-name-complex="標楷體1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1">資料</text:span></text:span><text:span text:style-name="預設段落字型"><text:span text:style-name="MT3">提供者</text:span></text:span><text:span text:style-name="預設段落字型"><text:span text:style-name="MT1">介接申請表</text:span></text:span><text:span text:style-name="預設段落字型"><text:span text:style-name="MT4">V</text:span></text:span><text:span text:style-name="預設段落字型"><text:span text:style-name="MT5">3</text:span></text:span><text:span text:style-name="預設段落字型"><text:span text:style-name="MT4">.0</text:span></text:span><text:span text:style-name="預設段落字型"><text:span text:style-name="MT1">_10</text:span></text:span><text:span text:style-name="預設段落字型"><text:span text:style-name="MT6">90</text:span></text:span><text:span text:style-name="預設段落字型"><text:span text:style-name="MT7">5</text:span></text:span><text:span text:style-name="預設段落字型"><text:span text:style-name="MT8">19</text:span></text:span></text:p>
      </style:header>
      <style:footer>
        <text:p text:style-name="MP2"><text:span text:style-name="預設段落字型"><text:span text:style-name="MT9">第</text:span></text:span><text:span text:style-name="預設段落字型"><text:span text:style-name="MT10"> </text:span></text:span><text:span text:style-name="預設段落字型"><text:span text:style-name="MT10"><text:page-number text:select-page="current">1</text:page-number></text:span></text:span><text:span text:style-name="預設段落字型"><text:span text:style-name="MT11">頁，共</text:span></text:span><text:span text:style-name="預設段落字型"><text:span text:style-name="MT10"> </text:span></text:span><text:span text:style-name="預設段落字型"><text:span text:style-name="MT10"><text:page-count>3</text:page-count></text:span></text:span><text:span text:style-name="預設段落字型"><text:span text:style-name="MT11">頁</text:span></text:span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Footer"/>
      </style:footer>
    </style:master-page>
    <style:master-page style:name="Envelope" style:page-layout-name="Mpm7">
      <style:footer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57:05.746000000</meta:creation-date>
    <meta:editing-duration>P1DT3H32M41S</meta:editing-duration>
    <meta:editing-cycles>156</meta:editing-cycles>
    <meta:generator>NDC_ODF_Application_Tools/2.0.3$Windows_X86_64 LibreOffice_project/1472acae6e38251b44b07e4fedb25fc989b2f3fb</meta:generator>
    <dc:title>預設空白範本(writer)</dc:title>
    <dc:date>2020-05-19T15:09:41.729000000</dc:date>
    <meta:print-date>2020-05-19T14:22:40.621000000</meta:print-date>
    <meta:document-statistic meta:table-count="3" meta:image-count="0" meta:object-count="0" meta:page-count="3" meta:paragraph-count="91" meta:word-count="1090" meta:character-count="1303" meta:non-whitespace-character-count="1227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C:/Program%20Files%20(x86)/NDC%20ODF%20Application%20Tools%206/share/template/common/NDCODFTemplate/swriter.ott" meta:date="2019-09-09T13:57:05.168000000"/>
  </office:meta>
</office:document-meta>
</file>